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 style:master-page-name="Intro_20_First_20_Page">
      <style:paragraph-properties style:page-number="auto" fo:break-before="auto" fo:break-after="auto"/>
      <style:text-properties fo:language="en" fo:country="US" officeooo:rsid="1a8b3f9b" officeooo:paragraph-rsid="1cddd172"/>
    </style:style>
    <style:style style:name="P2" style:family="paragraph" style:parent-style-name="Heading_20_1">
      <style:text-properties fo:language="en" fo:country="US" officeooo:paragraph-rsid="1ce5a4bf"/>
    </style:style>
    <style:style style:name="P3" style:family="paragraph" style:parent-style-name="Frame_20_contents">
      <style:paragraph-properties fo:text-align="center" style:justify-single-word="false"/>
      <style:text-properties fo:language="en" fo:country="US"/>
    </style:style>
    <style:style style:name="P4" style:family="paragraph" style:parent-style-name="Frame_20_contents">
      <style:text-properties fo:language="en" fo:country="US"/>
    </style:style>
    <style:style style:name="P5" style:family="paragraph" style:parent-style-name="Heading_20_2">
      <style:text-properties fo:language="en" fo:country="US" officeooo:rsid="1a8b3f9b" officeooo:paragraph-rsid="1ce5a4bf"/>
    </style:style>
    <style:style style:name="P6" style:family="paragraph" style:parent-style-name="Text_20_body">
      <style:paragraph-properties fo:break-before="page"/>
      <style:text-properties fo:language="en" fo:country="US" officeooo:rsid="15854536" officeooo:paragraph-rsid="1ce0d1b0"/>
    </style:style>
    <style:style style:name="P7" style:family="paragraph" style:parent-style-name="Text_20_body">
      <style:text-properties fo:language="en" fo:country="US" officeooo:paragraph-rsid="1ce0d1b0"/>
    </style:style>
    <style:style style:name="P8" style:family="paragraph" style:parent-style-name="Text_20_body">
      <style:text-properties fo:language="en" fo:country="US" officeooo:rsid="226308b1" officeooo:paragraph-rsid="1ce0d1b0"/>
    </style:style>
    <style:style style:name="P9" style:family="paragraph" style:parent-style-name="Text_20_body">
      <style:text-properties fo:language="en" fo:country="US" officeooo:rsid="226a0bb6" officeooo:paragraph-rsid="1ce0d1b0"/>
    </style:style>
    <style:style style:name="P10" style:family="paragraph" style:parent-style-name="Text_20_body">
      <style:text-properties fo:language="en" fo:country="US" officeooo:rsid="20a39d13" officeooo:paragraph-rsid="1ce0d1b0"/>
    </style:style>
    <style:style style:name="P11" style:family="paragraph" style:parent-style-name="Text_20_body">
      <style:text-properties fo:language="en" fo:country="US" officeooo:rsid="1cc6bca2" officeooo:paragraph-rsid="1ce0d1b0"/>
    </style:style>
    <style:style style:name="T1" style:family="text">
      <style:text-properties officeooo:rsid="1ce95d51"/>
    </style:style>
    <style:style style:name="T2" style:family="text">
      <style:text-properties officeooo:rsid="1ce28b1e"/>
    </style:style>
    <style:style style:name="T3" style:family="text">
      <style:text-properties officeooo:rsid="20a39d13"/>
    </style:style>
    <style:style style:name="T4" style:family="text">
      <style:text-properties officeooo:rsid="1ce0d1b0"/>
    </style:style>
    <style:style style:name="T5" style:family="text">
      <style:text-properties officeooo:rsid="1cec60c4"/>
    </style:style>
    <style:style style:name="T6" style:family="text">
      <style:text-properties officeooo:rsid="23d58a05"/>
    </style:style>
    <style:style style:name="T7" style:family="text">
      <style:text-properties officeooo:rsid="1cec1fb5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"/>
      <text:p text:style-name="P2"><draw:frame draw:style-name="fr1" draw:name="Frame2" text:anchor-type="paragraph" svg:width="136.01mm" style:rel-width="100%" svg:height="15.4mm" draw:z-index="0"><draw:text-box fo:min-height="7%"><text:p text:style-name="P3">Check by yourself that the bible is not for loon<text:span text:style-name="T1">ie</text:span>s and it does NOT teach what you were told.</text:p></draw:text-box></draw:frame><draw:frame draw:style-name="fr2" draw:name="Frame1" text:anchor-type="paragraph" svg:width="136.01mm" style:rel-width="100%" svg:height="50.01mm" style:rel-height="20%" draw:z-index="1"><draw:text-box><text:p text:style-name="P4"/></draw:text-box></draw:frame><text:bookmark-start text:name="__RefHeading___Toc50649_826344951"/>TodaCarne.com<text:bookmark-end text:name="__RefHeading___Toc50649_826344951"/></text:p>
      <text:p text:style-name="P5">English</text:p>
      <text:p text:style-name="P6">Author. Jose Luis Quiroga Beltrán</text:p>
      <text:p text:style-name="P7">Identification card. 79,523,732 from Bogota, Colombia.</text:p>
      <text:p text:style-name="P7"><text:span text:style-name="T2">Any</text:span> book, script, <text:span text:style-name="T3">audio </text:span><text:span text:style-name="T2">or</text:span><text:span text:style-name="T3"> video</text:span> <text:span text:style-name="T2">downloadable from TodaCarne.com </text:span>is open source <text:span text:style-name="T3">and creative commons </text:span><text:span text:style-name="T2">unless indicated otherwise</text:span>.</text:p>
      <text:p text:style-name="P8">Original title: “TodaCarne.<text:span text:style-name="T4">com</text:span>”</text:p>
      <text:p text:style-name="P9"><text:a xlink:type="simple" xlink:href="http://todacarne.com/" text:style-name="Internet_20_link" text:visited-style-name="Visited_20_Internet_20_Link">todacarne.com</text:a></text:p>
      <text:p text:style-name="P10"><text:a xlink:type="simple" xlink:href="http://toda-carne.github.io/" text:style-name="Internet_20_link" text:visited-style-name="Visited_20_Internet_20_Link">toda-carne.github.io</text:a></text:p>
      <text:p text:style-name="P10"><text:a xlink:type="simple" xlink:href="http://joseluisquiroga.github.io/" text:style-name="Internet_20_link" text:visited-style-name="Visited_20_Internet_20_Link">joseluisquiroga.github.io</text:a></text:p>
      <text:p text:style-name="P7"><text:span text:style-name="T3">Copyright and Derechos de Autor: 2021-</text:span>202<text:span text:style-name="T5">6</text:span>.</text:p>
      <text:p text:style-name="P7">License<text:span text:style-name="T3">s:</text:span> <text:a xlink:type="simple" xlink:href="https://www.gnu.org/licenses/gpl-3.0.en.html" text:style-name="Internet_20_link" text:visited-style-name="Visited_20_Internet_20_Link"><text:span text:style-name="T3">GPL v3.0</text:span></text:a><text:span text:style-name="T3"> and </text:span><text:a xlink:type="simple" xlink:href="https://creativecommons.org/publicdomain/zero/1.0/" text:style-name="Internet_20_link" text:visited-style-name="Visited_20_Internet_20_Link">Creative Commons Zero v1.0 Universal</text:a>.</text:p>
      <text:p text:style-name="P11"><text:span text:style-name="T6">Revision number:</text:span> <text:span text:style-name="T7">5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00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chapter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chapter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chapter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chapter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chapter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Header">
      <style:paragraph-properties fo:text-align="end" style:justify-single-word="false"/>
      <style:text-properties fo:language="en" fo:country="US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Endnote" style:page-layout-name="Mpm2" draw:style-name="Mdp1">
      <style:footer>
        <text:p text:style-name="MP1"/>
      </style:footer>
    </style:master-page>
    <style:master-page style:name="Footnote" style:page-layout-name="Mpm2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MP2"><text:chapter text:display="name" text:outline-level="1"/></text:p>
      </style:header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3"><text:chapter text:display="name" text:outline-level="1"/></text:p>
      </style:header>
      <style:footer>
        <text:p text:style-name="MP1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MP1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MP1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17T08:09:39.477242354</meta:creation-date>
    <dc:date>2026-02-10T16:42:21.117321077</dc:date>
    <meta:editing-duration>P18DT10H8M19S</meta:editing-duration>
    <meta:editing-cycles>6008</meta:editing-cycles>
    <meta:generator>LibreOffice/25.8.4.2$Linux_X86_64 LibreOffice_project/58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2" meta:word-count="81" meta:character-count="547" meta:non-whitespace-character-count="486"/>
    <meta:user-defined meta:name="Autor">Jose Luis Quiroga</meta:user-defined>
  </office:meta>
</office:document-meta>
</file>